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U_L/V</text:p>
          </table:table-cell>
          <table:table-cell office:value-type="string" calcext:value-type="string">
            <text:p>I/A</text:p>
          </table:table-cell>
          <table:table-cell office:value-type="string" calcext:value-type="string">
            <text:p>U/mV</text:p>
          </table:table-cell>
          <table:table-cell office:value-type="string" calcext:value-type="string">
            <text:p>Phi/Wm⁻²</text:p>
          </table:table-cell>
          <table:table-cell office:value-type="string" calcext:value-type="string">
            <text:p>R/Ohm</text:p>
          </table:table-cell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beta</text:p>
          </table:table-cell>
          <table:table-cell office:value-type="string" calcext:value-type="string">
            <text:p>T/K</text:p>
          </table:table-cell>
          <table:table-cell office:value-type="string" calcext:value-type="string">
            <text:p>Delta U_L</text:p>
          </table:table-cell>
          <table:table-cell office:value-type="string" calcext:value-type="string">
            <text:p>Delta I</text:p>
          </table:table-cell>
          <table:table-cell office:value-type="string" calcext:value-type="string">
            <text:p>Delta R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U</text:p>
          </table:table-cell>
          <table:table-cell office:value-type="string" calcext:value-type="string">
            <text:p>Delta Ph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,2</text:p>
          </table:table-cell>
          <table:table-cell office:value-type="float" office:value="1221" calcext:value-type="float">
            <text:p>1221</text:p>
          </table:table-cell>
          <table:table-cell table:formula="of:=[.C2]*10/29" office:value-type="float" office:value="421.034482758621" calcext:value-type="float">
            <text:p>421,0344827586</text:p>
          </table:table-cell>
          <table:table-cell table:formula="of:=[.A2]/[.B2]" office:value-type="float" office:value="2.85714285714286" calcext:value-type="float">
            <text:p>2,8571428571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2]/(2*[.G2])+SQRT(POWER([.F2]/(2*[.G2]);2)-1/[.G2]*(1-[.E2]/0.3))" office:value-type="float" office:value="1759.86445161554" calcext:value-type="float">
            <text:p>1759,8644516155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2]/[.B2]);2)+POWER(([.A2]*[.J2]/POWER([.B2];2));2))" office:value-type="float" office:value="0.0720735377565207" calcext:value-type="float">
            <text:p>0,0720735378</text:p>
          </table:table-cell>
          <table:table-cell table:formula="of:=SQRT(1+POWER(([.K2]/(2*[.G2]*0.3*SQRT(POWER(([.F2]/(2*[.G2]));2)-1/[.G2]*(1-[.E2]/0.3))));2))" office:value-type="float" office:value="35.328751918" calcext:value-type="float">
            <text:p>35,328751918</text:p>
          </table:table-cell>
          <table:table-cell office:value-type="float" office:value="0.2" calcext:value-type="float">
            <text:p>0,2</text:p>
          </table:table-cell>
          <table:table-cell table:formula="of:=10*[.M2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,8</text:p>
          </table:table-cell>
          <table:table-cell office:value-type="float" office:value="938" calcext:value-type="float">
            <text:p>938</text:p>
          </table:table-cell>
          <table:table-cell table:formula="of:=[.C3]*10/29" office:value-type="float" office:value="323.448275862069" calcext:value-type="float">
            <text:p>323,4482758621</text:p>
          </table:table-cell>
          <table:table-cell table:formula="of:=[.A3]/[.B3]" office:value-type="float" office:value="2.63157894736842" calcext:value-type="float">
            <text:p>2,6315789474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3]/(2*[.G3])+SQRT(POWER([.F3]/(2*[.G3]);2)-1/[.G3]*(1-[.E3]/0.3))" office:value-type="float" office:value="1648.10143130247" calcext:value-type="float">
            <text:p>1648,1014313025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3]/[.B3]);2)+POWER(([.A3]*[.J3]/POWER([.B3];2));2))" office:value-type="float" office:value="0.0740835408327775" calcext:value-type="float">
            <text:p>0,0740835408</text:p>
          </table:table-cell>
          <table:table-cell table:formula="of:=SQRT(1+POWER(([.K3]/(2*[.G3]*0.3*SQRT(POWER(([.F3]/(2*[.G3]));2)-1/[.G3]*(1-[.E3]/0.3))));2))" office:value-type="float" office:value="37.137497614581" calcext:value-type="float">
            <text:p>37,1374976146</text:p>
          </table:table-cell>
          <table:table-cell office:value-type="float" office:value="0.2" calcext:value-type="float">
            <text:p>0,2</text:p>
          </table:table-cell>
          <table:table-cell table:formula="of:=10*[.M3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 office:value-type="float" office:value="673" calcext:value-type="float">
            <text:p>673</text:p>
          </table:table-cell>
          <table:table-cell table:formula="of:=[.C4]*10/29" office:value-type="float" office:value="232.068965517241" calcext:value-type="float">
            <text:p>232,0689655172</text:p>
          </table:table-cell>
          <table:table-cell table:formula="of:=[.A4]/[.B4]" office:value-type="float" office:value="2.42424242424242" calcext:value-type="float">
            <text:p>2,4242424242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4]/(2*[.G4])+SQRT(POWER([.F4]/(2*[.G4]);2)-1/[.G4]*(1-[.E4]/0.3))" office:value-type="float" office:value="1543.08211638909" calcext:value-type="float">
            <text:p>1543,0821163891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4]/[.B4]);2)+POWER(([.A4]*[.J4]/POWER([.B4];2));2))" office:value-type="float" office:value="0.0794664908588427" calcext:value-type="float">
            <text:p>0,0794664909</text:p>
          </table:table-cell>
          <table:table-cell table:formula="of:=SQRT(1+POWER(([.K4]/(2*[.G4]*0.3*SQRT(POWER(([.F4]/(2*[.G4]));2)-1/[.G4]*(1-[.E4]/0.3))));2))" office:value-type="float" office:value="40.7023072666281" calcext:value-type="float">
            <text:p>40,7023072666</text:p>
          </table:table-cell>
          <table:table-cell office:value-type="float" office:value="0.2" calcext:value-type="float">
            <text:p>0,2</text:p>
          </table:table-cell>
          <table:table-cell table:formula="of:=10*[.M4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,8</text:p>
          </table:table-cell>
          <table:table-cell office:value-type="float" office:value="448" calcext:value-type="float">
            <text:p>448</text:p>
          </table:table-cell>
          <table:table-cell table:formula="of:=[.C5]*10/29" office:value-type="float" office:value="154.48275862069" calcext:value-type="float">
            <text:p>154,4827586207</text:p>
          </table:table-cell>
          <table:table-cell table:formula="of:=[.A5]/[.B5]" office:value-type="float" office:value="2.14285714285714" calcext:value-type="float">
            <text:p>2,1428571429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5]/(2*[.G5])+SQRT(POWER([.F5]/(2*[.G5]);2)-1/[.G5]*(1-[.E5]/0.3))" office:value-type="float" office:value="1396.77890674742" calcext:value-type="float">
            <text:p>1396,7789067474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5]/[.B5]);2)+POWER(([.A5]*[.J5]/POWER([.B5];2));2))" office:value-type="float" office:value="0.0844538028430962" calcext:value-type="float">
            <text:p>0,0844538028</text:p>
          </table:table-cell>
          <table:table-cell table:formula="of:=SQRT(1+POWER(([.K5]/(2*[.G5]*0.3*SQRT(POWER(([.F5]/(2*[.G5]));2)-1/[.G5]*(1-[.E5]/0.3))));2))" office:value-type="float" office:value="44.6100588336551" calcext:value-type="float">
            <text:p>44,6100588337</text:p>
          </table:table-cell>
          <table:table-cell office:value-type="float" office:value="0.2" calcext:value-type="float">
            <text:p>0,2</text:p>
          </table:table-cell>
          <table:table-cell table:formula="of:=10*[.M5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office:value-type="float" office:value="340" calcext:value-type="float">
            <text:p>340</text:p>
          </table:table-cell>
          <table:table-cell table:formula="of:=[.C6]*10/29" office:value-type="float" office:value="117.241379310345" calcext:value-type="float">
            <text:p>117,2413793103</text:p>
          </table:table-cell>
          <table:table-cell table:formula="of:=[.A6]/[.B6]" office:value-type="float" office:value="1.92307692307692" calcext:value-type="float">
            <text:p>1,9230769231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6]/(2*[.G6])+SQRT(POWER([.F6]/(2*[.G6]);2)-1/[.G6]*(1-[.E6]/0.3))" office:value-type="float" office:value="1279.23644612069" calcext:value-type="float">
            <text:p>1279,2364461207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6]/[.B6]);2)+POWER(([.A6]*[.J6]/POWER([.B6];2));2))" office:value-type="float" office:value="0.0833668804947063" calcext:value-type="float">
            <text:p>0,0833668805</text:p>
          </table:table-cell>
          <table:table-cell table:formula="of:=SQRT(1+POWER(([.K6]/(2*[.G6]*0.3*SQRT(POWER(([.F6]/(2*[.G6]));2)-1/[.G6]*(1-[.E6]/0.3))));2))" office:value-type="float" office:value="45.1729538351985" calcext:value-type="float">
            <text:p>45,1729538352</text:p>
          </table:table-cell>
          <table:table-cell office:value-type="float" office:value="0.2" calcext:value-type="float">
            <text:p>0,2</text:p>
          </table:table-cell>
          <table:table-cell table:formula="of:=10*[.M6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office:value-type="float" office:value="252" calcext:value-type="float">
            <text:p>252</text:p>
          </table:table-cell>
          <table:table-cell table:formula="of:=[.C7]*10/29" office:value-type="float" office:value="86.8965517241379" calcext:value-type="float">
            <text:p>86,8965517241</text:p>
          </table:table-cell>
          <table:table-cell table:formula="of:=[.A7]/[.B7]" office:value-type="float" office:value="1.81818181818182" calcext:value-type="float">
            <text:p>1,8181818182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7]/(2*[.G7])+SQRT(POWER([.F7]/(2*[.G7]);2)-1/[.G7]*(1-[.E7]/0.3))" office:value-type="float" office:value="1222.0529524384" calcext:value-type="float">
            <text:p>1222,0529524384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7]/[.B7]);2)+POWER(([.A7]*[.J7]/POWER([.B7];2));2))" office:value-type="float" office:value="0.0943199356240771" calcext:value-type="float">
            <text:p>0,0943199356</text:p>
          </table:table-cell>
          <table:table-cell table:formula="of:=SQRT(1+POWER(([.K7]/(2*[.G7]*0.3*SQRT(POWER(([.F7]/(2*[.G7]));2)-1/[.G7]*(1-[.E7]/0.3))));2))" office:value-type="float" office:value="51.7552445266321" calcext:value-type="float">
            <text:p>51,7552445266</text:p>
          </table:table-cell>
          <table:table-cell office:value-type="float" office:value="0.2" calcext:value-type="float">
            <text:p>0,2</text:p>
          </table:table-cell>
          <table:table-cell table:formula="of:=10*[.M7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174" calcext:value-type="float">
            <text:p>174</text:p>
          </table:table-cell>
          <table:table-cell table:formula="of:=[.C8]*10/29" office:value-type="float" office:value="60" calcext:value-type="float">
            <text:p>60</text:p>
          </table:table-cell>
          <table:table-cell table:formula="of:=[.A8]/[.B8]" office:value-type="float" office:value="1.57894736842105" calcext:value-type="float">
            <text:p>1,5789473684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8]/(2*[.G8])+SQRT(POWER([.F8]/(2*[.G8]);2)-1/[.G8]*(1-[.E8]/0.3))" office:value-type="float" office:value="1088.83003238844" calcext:value-type="float">
            <text:p>1088,8300323884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8]/[.B8]);2)+POWER(([.A8]*[.J8]/POWER([.B8];2));2))" office:value-type="float" office:value="0.0983672072275053" calcext:value-type="float">
            <text:p>0,0983672072</text:p>
          </table:table-cell>
          <table:table-cell table:formula="of:=SQRT(1+POWER(([.K8]/(2*[.G8]*0.3*SQRT(POWER(([.F8]/(2*[.G8]));2)-1/[.G8]*(1-[.E8]/0.3))));2))" office:value-type="float" office:value="55.6236558264791" calcext:value-type="float">
            <text:p>55,6236558265</text:p>
          </table:table-cell>
          <table:table-cell office:value-type="float" office:value="0.2" calcext:value-type="float">
            <text:p>0,2</text:p>
          </table:table-cell>
          <table:table-cell table:formula="of:=10*[.M8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06" calcext:value-type="float">
            <text:p>106</text:p>
          </table:table-cell>
          <table:table-cell table:formula="of:=[.C9]*10/29" office:value-type="float" office:value="36.551724137931" calcext:value-type="float">
            <text:p>36,5517241379</text:p>
          </table:table-cell>
          <table:table-cell table:formula="of:=[.A9]/[.B9]" office:value-type="float" office:value="1.33333333333333" calcext:value-type="float">
            <text:p>1,3333333333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9]/(2*[.G9])+SQRT(POWER([.F9]/(2*[.G9]);2)-1/[.G9]*(1-[.E9]/0.3))" office:value-type="float" office:value="947.680877893383" calcext:value-type="float">
            <text:p>947,6808778934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9]/[.B9]);2)+POWER(([.A9]*[.J9]/POWER([.B9];2));2))" office:value-type="float" office:value="0.111111111111111" calcext:value-type="float">
            <text:p>0,1111111111</text:p>
          </table:table-cell>
          <table:table-cell table:formula="of:=SQRT(1+POWER(([.K9]/(2*[.G9]*0.3*SQRT(POWER(([.F9]/(2*[.G9]));2)-1/[.G9]*(1-[.E9]/0.3))));2))" office:value-type="float" office:value="64.9288564895044" calcext:value-type="float">
            <text:p>64,9288564895</text:p>
          </table:table-cell>
          <table:table-cell office:value-type="float" office:value="0.2" calcext:value-type="float">
            <text:p>0,2</text:p>
          </table:table-cell>
          <table:table-cell table:formula="of:=10*[.M9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54" calcext:value-type="float">
            <text:p>54</text:p>
          </table:table-cell>
          <table:table-cell table:formula="of:=[.C10]*10/29" office:value-type="float" office:value="18.6206896551724" calcext:value-type="float">
            <text:p>18,6206896552</text:p>
          </table:table-cell>
          <table:table-cell table:formula="of:=[.A10]/[.B10]" office:value-type="float" office:value="0.909090909090909" calcext:value-type="float">
            <text:p>0,9090909091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10]/(2*[.G10])+SQRT(POWER([.F10]/(2*[.G10]);2)-1/[.G10]*(1-[.E10]/0.3))" office:value-type="float" office:value="692.057294276061" calcext:value-type="float">
            <text:p>692,0572942761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10]/[.B10]);2)+POWER(([.A10]*[.J10]/POWER([.B10];2));2))" office:value-type="float" office:value="0.122860072291888" calcext:value-type="float">
            <text:p>0,1228600723</text:p>
          </table:table-cell>
          <table:table-cell table:formula="of:=SQRT(1+POWER(([.K10]/(2*[.G10]*0.3*SQRT(POWER(([.F10]/(2*[.G10]));2)-1/[.G10]*(1-[.E10]/0.3))));2))" office:value-type="float" office:value="76.4217170307869" calcext:value-type="float">
            <text:p>76,4217170308</text:p>
          </table:table-cell>
          <table:table-cell office:value-type="float" office:value="0.2" calcext:value-type="float">
            <text:p>0,2</text:p>
          </table:table-cell>
          <table:table-cell table:formula="of:=10*[.M10]/29" office:value-type="float" office:value="0.0689655172413793" calcext:value-type="float">
            <text:p>0,0689655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,6</text:p>
          </table:table-cell>
          <table:table-cell office:value-type="float" office:value="791" calcext:value-type="float">
            <text:p>791</text:p>
          </table:table-cell>
          <table:table-cell table:formula="of:=[.C11]*10/29" office:value-type="float" office:value="272.758620689655" calcext:value-type="float">
            <text:p>272,7586206897</text:p>
          </table:table-cell>
          <table:table-cell table:formula="of:=[.A11]/[.B11]" office:value-type="float" office:value="2.5" calcext:value-type="float">
            <text:p>2,5</text:p>
          </table:table-cell>
          <table:table-cell office:value-type="float" office:value="0.00482" calcext:value-type="float">
            <text:p>4,82E-03</text:p>
          </table:table-cell>
          <table:table-cell office:value-type="float" office:value="0.000000676" calcext:value-type="float">
            <text:p>6,76E-07</text:p>
          </table:table-cell>
          <table:table-cell table:formula="of:=273.15+20-[.F11]/(2*[.G11])+SQRT(POWER([.F11]/(2*[.G11]);2)-1/[.G11]*(1-[.E11]/0.3))" office:value-type="float" office:value="1581.71801671276" calcext:value-type="float">
            <text:p>1581,7180167128</text:p>
          </table:table-cell>
          <table:table-cell table:number-columns-repeated="2" office:value-type="float" office:value="0.1" calcext:value-type="float">
            <text:p>0,1</text:p>
          </table:table-cell>
          <table:table-cell table:formula="of:=SQRT(POWER(([.I11]/[.B11]);2)+POWER(([.A11]*[.J11]/POWER([.B11];2));2))" office:value-type="float" office:value="0.0747939556546459" calcext:value-type="float">
            <text:p>0,0747939557</text:p>
          </table:table-cell>
          <table:table-cell table:formula="of:=SQRT(1+POWER(([.K11]/(2*[.G11]*0.3*SQRT(POWER(([.F11]/(2*[.G11]));2)-1/[.G11]*(1-[.E11]/0.3))));2))" office:value-type="float" office:value="38.0058000645331" calcext:value-type="float">
            <text:p>38,0058000645</text:p>
          </table:table-cell>
          <table:table-cell office:value-type="float" office:value="0.2" calcext:value-type="float">
            <text:p>0,2</text:p>
          </table:table-cell>
          <table:table-cell table:formula="of:=10*[.M11]/29" office:value-type="float" office:value="0.0689655172413793" calcext:value-type="float">
            <text:p>0,0689655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23:37:24.689649748</meta:creation-date>
    <dc:date>2016-03-10T23:54:55.076088519</dc:date>
    <meta:editing-duration>PT5M28S</meta:editing-duration>
    <meta:editing-cycles>1</meta:editing-cycles>
    <meta:document-statistic meta:table-count="1" meta:cell-count="154" meta:object-count="0"/>
    <meta:generator>LibreOffice/5.1.0.3$Linux_X86_64 LibreOffice_project/10m0$Build-3</meta:generator>
  </office:meta>
</office:document-meta>
</file>